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Standaard" style:family="paragraph">
      <style:paragraph-properties fo:margin-left="0.25in">
        <style:tab-stops/>
      </style:paragraph-properties>
    </style:style>
    <style:style style:name="P4" style:parent-style-name="Standaard" style:family="paragraph">
      <style:paragraph-properties fo:margin-left="0.25in">
        <style:tab-stops/>
      </style:paragraph-properties>
    </style:style>
    <style:style style:name="P5" style:parent-style-name="Lijstalinea" style:list-style-name="LFO2" style:family="paragraph"/>
    <style:style style:name="P6" style:parent-style-name="Lijstalinea" style:list-style-name="LFO2" style:family="paragraph"/>
    <style:style style:name="T7" style:parent-style-name="Standaardalinea-lettertype" style:family="text">
      <style:text-properties fo:font-weight="bold" style:font-weight-asian="bold" style:font-weight-complex="bold"/>
    </style:style>
    <style:style style:name="P8" style:parent-style-name="Standaard" style:family="paragraph">
      <style:paragraph-properties fo:text-align="center"/>
    </style:style>
    <style:style style:name="P9" style:parent-style-name="Standaard" style:family="paragraph">
      <style:text-properties fo:font-weight="bold" style:font-weight-asian="bold" style:font-weight-complex="bold"/>
    </style:style>
    <style:style style:name="P10" style:parent-style-name="Standaard" style:family="paragraph">
      <style:text-properties fo:font-weight="bold" style:font-weight-asian="bold" style:font-weight-complex="bold"/>
    </style:style>
    <style:style style:name="P11" style:parent-style-name="Standaard" style:family="paragraph">
      <style:text-properties fo:font-weight="bold" style:font-weight-asian="bold" style:font-weight-complex="bold"/>
    </style:style>
    <style:style style:name="P12" style:parent-style-name="Standaard" style:family="paragraph">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text-properties fo:font-weight="bold" style:font-weight-asian="bold" style:font-weight-complex="bold"/>
    </style:style>
    <style:style style:name="P15" style:parent-style-name="Standaard" style:family="paragraph">
      <style:text-properties fo:font-weight="bold" style:font-weight-asian="bold" style:font-weight-complex="bold"/>
    </style:style>
    <style:style style:name="T16" style:parent-style-name="Standaardalinea-lettertype" style:family="text">
      <style:text-properties fo:font-weight="bold" style:font-weight-asian="bold" style:font-weight-complex="bold"/>
    </style:style>
    <style:style style:name="P17" style:parent-style-name="Standaard" style:family="paragraph">
      <style:paragraph-properties fo:text-align="center"/>
      <style:text-properties fo:font-weight="bold" style:font-weight-asian="bold" style:font-weight-complex="bold"/>
    </style:style>
    <style:style style:name="P18" style:parent-style-name="Standaard" style:family="paragraph">
      <style:text-properties fo:font-weight="bold" style:font-weight-asian="bold" style:font-weight-complex="bold"/>
    </style:style>
    <style:style style:name="P19" style:parent-style-name="Standaard" style:family="paragraph">
      <style:text-properties fo:font-weight="bold" style:font-weight-asian="bold" style:font-weight-complex="bold"/>
    </style:style>
    <style:style style:name="T20" style:parent-style-name="Standaardalinea-lettertype" style:family="text">
      <style:text-properties fo:font-weight="bold" style:font-weight-asian="bold" style:font-weight-complex="bold"/>
    </style:style>
    <style:style style:name="T21" style:parent-style-name="Standaardalinea-lettertype" style:family="text">
      <style:text-properties fo:font-weight="bold" style:font-weight-asian="bold" style:font-weight-complex="bold"/>
    </style:style>
    <style:style style:name="P22" style:parent-style-name="Standaard" style:family="paragraph">
      <style:text-properties fo:font-weight="bold" style:font-weight-asian="bold" style:font-weight-complex="bold"/>
    </style:style>
    <style:style style:name="T23" style:parent-style-name="Standaardalinea-lettertype" style:family="text">
      <style:text-properties fo:font-weight="bold" style:font-weight-asian="bold" style:font-weight-complex="bold"/>
    </style:style>
    <style:style style:name="T24" style:parent-style-name="Standaardalinea-lettertype" style:family="text">
      <style:text-properties fo:font-weight="bold" style:font-weight-asian="bold" style:font-weight-complex="bold"/>
    </style:style>
    <style:style style:name="T25" style:parent-style-name="Standaardalinea-lettertype" style:family="text">
      <style:text-properties fo:font-weight="bold" style:font-weight-asian="bold" style:font-weight-complex="bold"/>
    </style:style>
    <style:style style:name="T26" style:parent-style-name="Standaardalinea-lettertype" style:family="text">
      <style:text-properties fo:font-weight="bold" style:font-weight-asian="bold" style:font-weight-complex="bold"/>
    </style:style>
    <style:style style:name="P27" style:parent-style-name="Standaard" style:family="paragraph">
      <style:paragraph-properties fo:text-align="center"/>
      <style:text-properties fo:font-weight="bold" style:font-weight-asian="bold" style:font-weight-complex="bold"/>
    </style:style>
    <style:style style:name="T28" style:parent-style-name="Standaardalinea-lettertype" style:family="text">
      <style:text-properties fo:font-weight="bold" style:font-weight-asian="bold" style:font-weight-complex="bold"/>
    </style:style>
    <style:style style:name="T29" style:parent-style-name="Standaardalinea-lettertype" style:family="text">
      <style:text-properties fo:font-weight="bold" style:font-weight-asian="bold" style:font-weight-complex="bold"/>
    </style:style>
    <style:style style:name="T30" style:parent-style-name="Standaardalinea-lettertype" style:family="text">
      <style:text-properties fo:font-weight="bold" style:font-weight-asian="bold" style:font-weight-complex="bold"/>
    </style:style>
    <style:style style:name="P31" style:parent-style-name="Standaard" style:family="paragraph">
      <style:text-properties fo:font-weight="bold" style:font-weight-asian="bold" style:font-weight-complex="bold"/>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T34" style:parent-style-name="Standaardalinea-lettertype" style:family="text">
      <style:text-properties fo:font-weight="bold" style:font-weight-asian="bold" style:font-weight-complex="bold"/>
    </style:style>
    <style:style style:name="P35" style:parent-style-name="Standaard" style:family="paragraph">
      <style:paragraph-properties fo:text-align="center"/>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font-weight-complex="bold"/>
    </style:style>
    <style:style style:name="T38" style:parent-style-name="Standaardalinea-lettertype" style:family="text">
      <style:text-properties fo:font-weight="bold" style:font-weight-asian="bold" style:font-weight-complex="bold"/>
    </style:style>
    <style:style style:name="P39" style:parent-style-name="Standaard" style:family="paragraph">
      <style:text-properties fo:font-weight="bold" style:font-weight-asian="bold" style:font-weight-complex="bold"/>
    </style:style>
    <style:style style:name="P40" style:parent-style-name="Standaard" style:family="paragraph">
      <style:text-properties fo:font-weight="bold" style:font-weight-asian="bold" style:font-weight-complex="bold"/>
    </style:style>
    <style:style style:name="P41" style:parent-style-name="Standaard" style:family="paragraph">
      <style:text-properties fo:font-weight="bold" style:font-weight-asian="bold" style:font-weight-complex="bold"/>
    </style:style>
    <style:style style:name="P42" style:parent-style-name="Standaard" style:family="paragraph">
      <style:text-properties fo:font-weight="bold" style:font-weight-asian="bold" style:font-weight-complex="bold"/>
    </style:style>
    <style:style style:name="P43" style:parent-style-name="Standaard" style:family="paragraph">
      <style:text-properties fo:font-weight="bold" style:font-weight-asian="bold" style:font-weight-complex="bold"/>
    </style:style>
    <style:style style:name="P44" style:parent-style-name="Standaard" style:family="paragraph">
      <style:text-properties fo:font-weight="bold" style:font-weight-asian="bold" style:font-weight-complex="bold"/>
    </style:style>
    <style:style style:name="P45" style:parent-style-name="Standaard" style:family="paragraph">
      <style:text-properties fo:font-weight="bold" style:font-weight-asian="bold" style:font-weight-complex="bold"/>
    </style:style>
    <style:style style:name="P46" style:parent-style-name="Standaard" style:family="paragraph">
      <style:text-properties fo:font-weight="bold" style:font-weight-asian="bold" style:font-weight-complex="bold"/>
    </style:style>
    <style:style style:name="P47" style:parent-style-name="Standaard" style:list-style-name="LFO4" style:family="paragraph"/>
    <style:style style:name="P48" style:parent-style-name="Standaard" style:list-style-name="LFO4" style:family="paragraph"/>
    <style:style style:name="P49" style:parent-style-name="Standaard" style:family="paragraph">
      <style:paragraph-properties fo:margin-left="1in">
        <style:tab-stops/>
      </style:paragraph-properties>
    </style:style>
    <style:style style:name="P50" style:parent-style-name="Standaard" style:family="paragraph">
      <style:paragraph-properties fo:margin-left="1in">
        <style:tab-stops/>
      </style:paragraph-properties>
    </style:style>
    <style:style style:name="P51" style:parent-style-name="Standaard" style:list-style-name="LFO4" style:family="paragraph"/>
    <style:style style:name="P52" style:parent-style-name="Standaard" style:family="paragraph">
      <style:paragraph-properties fo:margin-left="1in">
        <style:tab-stops/>
      </style:paragraph-properties>
    </style:style>
    <style:style style:name="P53" style:parent-style-name="Standaard" style:family="paragraph">
      <style:paragraph-properties fo:margin-left="1in">
        <style:tab-stops/>
      </style:paragraph-properties>
    </style:style>
    <style:style style:name="P54" style:parent-style-name="Standaard" style:family="paragraph">
      <style:paragraph-properties fo:margin-left="1.5in">
        <style:tab-stops/>
      </style:paragraph-properties>
    </style:style>
    <style:style style:name="P55" style:parent-style-name="Standaard" style:family="paragraph">
      <style:paragraph-properties fo:margin-left="1.5in">
        <style:tab-stops/>
      </style:paragraph-properties>
    </style:style>
    <style:style style:name="P56" style:parent-style-name="Standaard" style:list-style-name="LFO4" style:family="paragraph"/>
    <style:style style:name="P57" style:parent-style-name="Standaard" style:family="paragraph">
      <style:text-properties fo:font-weight="bold" style:font-weight-asian="bold" style:font-weight-complex="bold"/>
    </style:style>
    <style:style style:name="P58" style:parent-style-name="Standaard" style:family="paragraph">
      <style:text-properties fo:font-weight="bold" style:font-weight-asian="bold" style:font-weight-complex="bold"/>
    </style:style>
    <style:style style:name="P59" style:parent-style-name="Standaard" style:family="paragraph">
      <style:text-properties fo:font-weight="bold" style:font-weight-asian="bold" style:font-weight-complex="bold"/>
    </style:style>
    <style:style style:name="P60" style:parent-style-name="Standaard" style:list-style-name="LFO3" style:family="paragraph"/>
    <style:style style:name="T61" style:parent-style-name="Standaardalinea-lettertype" style:family="text">
      <style:text-properties fo:font-weight="bold" style:font-weight-asian="bold" style:font-weight-complex="bold"/>
    </style:style>
    <style:style style:name="T62" style:parent-style-name="Standaardalinea-lettertype" style:family="text">
      <style:text-properties fo:font-weight="bold" style:font-weight-asian="bold" style:font-weight-complex="bold"/>
    </style:style>
    <style:style style:name="P63" style:parent-style-name="Standaard" style:list-style-name="LFO3" style:family="paragraph"/>
    <style:style style:name="T64" style:parent-style-name="Standaardalinea-lettertype" style:family="text">
      <style:text-properties fo:font-weight="bold" style:font-weight-asian="bold" style:font-weight-complex="bold"/>
    </style:style>
    <style:style style:name="P65" style:parent-style-name="Standaard" style:family="paragraph">
      <style:paragraph-properties fo:margin-left="0.25in">
        <style:tab-stops/>
      </style:paragraph-properties>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Groepsproject</text:p>
      <text:p text:style-name="Standaard">Cybersecurity aspecten dat belangrijk is en hoort terug te komen bij trivia websites.</text:p>
      <text:list text:style-name="LFO1" text:continue-numbering="true">
        <text:list-item>
          <text:p text:style-name="P2">Beschermen van API endpoint (meest kwetsbare deel van een trivia app)</text:p>
        </text:list-item>
      </text:list>
      <text:p text:style-name="P3">Api endpoint is een adres (url) waar je app naartoe kan gaan om iets te vragen of iets te sturen. In onze geval is het website heeft vragen nodig om spel te starten -&gt; krijgt lijst met trivia vragen terug. Of speler beantwoord het vraag -&gt; server checkt of het goed is.</text:p>
      <text:p text:style-name="P4">Technieken om API te beschermen</text:p>
      <text:list text:style-name="LFO2" text:continue-numbering="true">
        <text:list-item>
          <text:p text:style-name="P5">Inputvalidatie (als doel om te voorkomen dat kwaadaardige data verstuurt word.)</text:p>
        </text:list-item>
        <text:list-item>
          <text:p text:style-name="P6">Ratelimiting (Voorkom brute-force aanvallen</text:p>
        </text:list-item>
      </text:list>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Flowchart</text:p>
      <text:p text:style-name="Standaard"><text:span text:style-name="T7"><draw:custom-shape svg:x="2.23749in" svg:y="0.07451in" svg:width="1.70208in" svg:height="1.74653in" draw:z-index="251659264" draw:id="id0" draw:style-name="a0" draw:name="Stroomdiagram: Verbindingslijn 3" text:anchor-type="paragraph"><svg:title/><svg:desc/><text:p text:style-name="P8">Start</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9"/>
      <text:p text:style-name="P10"/>
      <text:p text:style-name="P11"/>
      <text:p text:style-name="P12"/>
      <text:p text:style-name="Standaard"><text:span text:style-name="T13"><draw:custom-shape svg:x="2.99883in" svg:y="0.18858in" svg:width="0.18125in" svg:height="0.94236in" draw:z-index="251660288" draw:id="id1" draw:style-name="a1" draw:name="Pijl: omlaag 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9523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text:span></text:p>
      <text:p text:style-name="P14"/>
      <text:p text:style-name="P15"/>
      <text:p text:style-name="Standaard"><text:span text:style-name="T16"><draw:custom-shape svg:x="1.68655in" svg:y="0.14822in" svg:width="2.84792in" svg:height="0.84792in" draw:z-index="251661312" draw:id="id2" draw:style-name="a2" draw:name="Rechthoek 5" text:anchor-type="paragraph"><svg:title/><svg:desc/><text:p text:style-name="P17">Ontvang https headers</text:p><draw:enhanced-geometry draw:type="non-primitive" svg:viewBox="0 0 21600 21600" draw:enhanced-path="M 0 0 L 21600 0 21600 21600 0 21600 Z N"/></draw:custom-shape></text:span></text:p>
      <text:p text:style-name="P18"/>
      <text:p text:style-name="P19"/>
      <text:p text:style-name="Standaard"><text:span text:style-name="T20"><draw:custom-shape svg:x="2.97984in" svg:y="0.00676in" svg:width="0.23819in" svg:height="0.54375in" draw:z-index="251663360" draw:id="id3" draw:style-name="a3" draw:name="Pijl: omlaag 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686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text:span><text:span text:style-name="T21"><text:s text:c="61"/></text:span></text:p>
      <text:p text:style-name="P22"><text:s text:c="50"/>(Request header)</text:p>
      <text:p text:style-name="Standaard"><text:span text:style-name="T23"><draw:frame draw:z-index="251670528" draw:id="id4" draw:style-name="a4" draw:name="Tekstvak 2" text:anchor-type="paragraph" svg:x="6.34792in" svg:y="0.06597in" svg:width="1.70208in" svg:height="1.06944in" style:rel-width="scale" style:rel-height="scale"><draw:text-box><text:p text:style-name="Standaard">Log: 'Header ontbreekt'] | [Retourneer: False] (Einde verzoek)</text:p><text:p text:style-name="Standaard"/></draw:text-box><svg:title/><svg:desc/></draw:frame></text:span><text:span text:style-name="T24"><draw:custom-shape svg:x="4.66456in" svg:y="0.22812in" svg:width="0.65139in" svg:height="0.34167in" draw:z-index="251668480" draw:id="id5" draw:style-name="a5" draw:name="Pijl: rechts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593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span text:style-name="T25"><draw:custom-shape svg:x="0.83866in" svg:y="0.30631in" svg:width="0.65139in" svg:height="0.34167in" draw:z-index="251666432" draw:id="id6" draw:style-name="a6" draw:name="Pijl: rechts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593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span text:style-name="T26"><draw:custom-shape svg:x="0in" svg:y="0.01108in" svg:width="2.84792in" svg:height="0.84792in" draw:z-index="251665408" draw:id="id7" draw:style-name="a7" draw:name="Rechthoek 5" text:anchor-type="paragraph"><svg:title/><svg:desc/><text:p text:style-name="P27">Sleutel gevonden?</text:p><draw:enhanced-geometry draw:type="non-primitive" svg:viewBox="0 0 21600 21600" draw:enhanced-path="M 0 0 L 21600 0 21600 21600 0 21600 Z N"/></draw:custom-shape></text:span></text:p>
      <text:p text:style-name="Standaard"><text:span text:style-name="T28"><draw:frame draw:z-index="251672576" draw:id="id8" draw:style-name="a8" draw:name="Tekstvak 2" text:anchor-type="paragraph" svg:x="1.23999in" svg:y="0.00434in" svg:width="0.44236in" svg:height="0.35417in" style:rel-width="scale" style:rel-height="scale"><draw:text-box><text:p text:style-name="Standaard">Ja</text:p><text:p text:style-name="Standaard"/></draw:text-box><svg:title/><svg:desc/></draw:frame></text:span><text:span text:style-name="T29"><text:s text:c="157"/></text:span></text:p>
      <text:p text:style-name="Standaard"><text:span text:style-name="T30"><draw:custom-shape svg:x="2.97468in" svg:y="0.2326in" svg:width="0.23819in" svg:height="0.54375in" draw:z-index="251674624" draw:id="id9" draw:style-name="a9" draw:name="Pijl: omlaag 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686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text:span></text:p>
      <text:p text:style-name="P31"/>
      <text:p text:style-name="Standaard"><text:span text:style-name="T32"><draw:frame draw:z-index="251680768" draw:id="id10" draw:style-name="a10" draw:name="Tekstvak 2" text:anchor-type="paragraph" svg:x="0.29722in" svg:y="0.40694in" svg:width="1.46111in" svg:height="1.24028in" style:rel-width="scale" style:rel-height="scale"><draw:text-box><text:p text:style-name="Standaard">[Log: 'Toegang verleend'] [Retourneer: True] (Toegang OK)</text:p><text:p text:style-name="Standaard"/><text:p text:style-name="Standaard"/></draw:text-box><svg:title/><svg:desc/></draw:frame></text:span><text:span text:style-name="T33"><draw:frame draw:z-index="251684864" draw:id="id11" draw:style-name="a11" draw:name="Tekstvak 2" text:anchor-type="paragraph" svg:x="6.35417in" svg:y="0.09028in" svg:width="1.70208in" svg:height="1.67083in" style:rel-width="scale" style:rel-height="scale"><draw:text-box><text:p text:style-name="Standaard">[Log: 'Ongeldige sleutel'] | [Retourneer: False]<text:s/></text:p><text:p text:style-name="Standaard">(401 Ongeautoriseerd) Einde verzoek</text:p><text:p text:style-name="Standaard"/></draw:text-box><svg:title/><svg:desc/></draw:frame></text:span><text:span text:style-name="T34"><draw:custom-shape svg:x="0in" svg:y="0.19463in" svg:width="2.84792in" svg:height="0.82222in" draw:z-index="251676672" draw:id="id12" draw:style-name="a12" draw:name="Rechthoek 5" text:anchor-type="paragraph"><svg:title/><svg:desc/><text:p text:style-name="P35"><text:span text:style-name="T36">Sleutel = GELDIGE_API_SLEUTEL?</text:span></text:p><draw:enhanced-geometry draw:type="non-primitive" svg:viewBox="0 0 21600 21600" draw:enhanced-path="M 0 0 L 21600 0 21600 21600 0 21600 Z N"/></draw:custom-shape></text:span></text:p>
      <text:p text:style-name="Standaard"><text:span text:style-name="T37"><draw:custom-shape svg:x="4.65056in" svg:y="0.02542in" svg:width="0.65139in" svg:height="0.34167in" draw:z-index="251682816" draw:id="id13" draw:style-name="a13" draw:name="Pijl: rechts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593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span text:style-name="T38"><draw:custom-shape svg:x="0.98101in" svg:y="0.02647in" svg:width="0.65139in" svg:height="0.34167in" draw:z-index="251678720" draw:id="id14" draw:style-name="a14" draw:name="Pijl: rechts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593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p>
      <text:p text:style-name="P39"/>
      <text:p text:style-name="P40"/>
      <text:p text:style-name="P41"/>
      <text:p text:style-name="P42"/>
      <text:p text:style-name="P43"/>
      <text:p text:style-name="P44"/>
      <text:p text:style-name="P45"/>
      <text:p text:style-name="P46"/>
      <text:soft-page-break/>
      <text:p text:style-name="Standaard">Uitleg van de Flowchart<text:s/></text:p>
      <text:list text:style-name="LFO4" text:continue-numbering="true">
        <text:list-item>
          <text:p text:style-name="P47">Start &amp; Ontvang Headers: Het proces begint wanneer de server een HTTP-verzoek van de app ontvangt. De server kijkt onmiddellijk naar de Headers (de metadata van het verzoek) om te zoeken naar de API<text:s/>Key</text:p>
        </text:list-item>
        <text:list-item>
          <text:p text:style-name="P48">Beslissing 1: Sleutel Gevonden?</text:p>
        </text:list-item>
      </text:list>
      <text:p text:style-name="P49">Nee (Fout): Als de app de sleutel helemaal niet heeft meegestuurd, wordt het verzoek direct afgewezen. De server logt dat de header ontbreekt en stopt de verwerking (Retourneer: False).</text:p>
      <text:p text:style-name="P50">Ja (Doorgaan): De sleutel is aanwezig. Het verzoek gaat door naar de volgende stap.</text:p>
      <text:list text:style-name="LFO4" text:continue-numbering="true">
        <text:list-item>
          <text:p text:style-name="P51">Beslissing 2: Sleutel = GELDIGE_API_SLEUTEL?</text:p>
        </text:list-item>
      </text:list>
      <text:p text:style-name="P52">Nee (Fout): De sleutel is gevonden, maar deze komt niet exact overeen met de geheime sleutel die in de backend is opgeslagen (GELDIGE_API_SLEUTEL). Dit duidt op een foute sleutel of een ongeautoriseerde poging. De server logt een fout, wijst het verzoek af (Retourneer: False), en stuurt de 401 Ongeautoriseerd status terug.</text:p>
      <text:p text:style-name="P53">Ja (Succes – De geselecteerde tekst): De ingezonden sleutel komt overeen met de geheime sleutel.</text:p>
      <text:p text:style-name="P54">De server logt 'Toegang verleend'.</text:p>
      <text:p text:style-name="P55">De functie retourneert True (Retourneer: True), waarmee de server de opdracht geeft om de gevraagde actie (bijvoorbeeld het ophalen van de vragen) uit te voeren.</text:p>
      <text:list text:style-name="LFO4" text:continue-numbering="true">
        <text:list-item>
          <text:p text:style-name="P56">Einde: Het proces stopt nadat de authenticatiestatus is bepaald en het resultaat (True of False) is teruggestuurd.</text:p>
        </text:list-item>
      </text:list>
      <text:p text:style-name="P57"/>
      <text:p text:style-name="P58"/>
      <text:p text:style-name="P59">Wat deze code specifiek doet:</text:p>
      <text:list text:style-name="LFO3" text:continue-numbering="true">
        <text:list-item>
          <text:p text:style-name="P60"><text:span text:style-name="T61">Toegangscontrole:</text:span><text:s/>Het zorgt ervoor dat alleen<text:s/><text:span text:style-name="T62">geautoriseerde</text:span><text:s/>clients (jouw trivia-app) toegang krijgen tot je endpoint. Iedereen zonder de geheime sleutel (TRIVIA_APP_SLEUTEL_12345) wordt geweigerd met een foutmelding (wat in de praktijk een HTTP 401 Unauthorized response is).</text:p>
        </text:list-item>
        <text:list-item>
          <text:p text:style-name="P63"><text:span text:style-name="T64">Misbruik Preventie:</text:span><text:s/>Dit voorkomt dat willekeurige personen of bots scripts schrijven die je endpoint onnodig belasten, vragen opvragen, of scores versturen.</text:p>
        </text:list-item>
      </text:list>
      <text:p text:style-name="Standaard"/>
      <text:p text:style-name="Standaard"/>
      <text:p text:style-name="P65"/>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oud,Salmaan S.</meta:initial-creator>
    <dc:creator>Daoud,Salmaan S.</dc:creator>
    <meta:creation-date>2025-11-20T10:26:00Z</meta:creation-date>
    <dc:date>2025-11-28T23:20:00Z</dc:date>
    <meta:template xlink:href="Normal" xlink:type="simple"/>
    <meta:editing-cycles>1</meta:editing-cycles>
    <meta:editing-duration>PT81360S</meta:editing-duration>
    <meta:document-statistic meta:page-count="4" meta:paragraph-count="5" meta:word-count="420" meta:character-count="2726" meta:row-count="19" meta:non-whitespace-character-count="2311"/>
  </office:meta>
</office:document-meta>
</file>